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12.79pt" svg:height="255.23pt" svg:x="159.59pt" svg:y="64.94pt">
            <draw:object draw:notify-on-update-of-ranges="Sheet1.B1:Sheet1.K1 Sheet1.A3:Sheet1.A3 Sheet1.B3:Sheet1.K3 Sheet1.B1:Sheet1.K1 Sheet1.A4:Sheet1.A4 Sheet1.B4:Sheet1.K4 Sheet1.B1:Sheet1.K1 Sheet1.A2:Sheet1.A2 Sheet1.B2:Sheet1.K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ercentage of edges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table:formula="of:=[.B1]+0.1" office:value-type="percentage" office:value="0.2" calcext:value-type="percentage">
            <text:p>20.00%</text:p>
          </table:table-cell>
          <table:table-cell table:style-name="ce1" table:formula="of:=[.C1]+0.1" office:value-type="percentage" office:value="0.3" calcext:value-type="percentage">
            <text:p>30.00%</text:p>
          </table:table-cell>
          <table:table-cell table:style-name="ce1" table:formula="of:=[.D1]+0.1" office:value-type="percentage" office:value="0.4" calcext:value-type="percentage">
            <text:p>40.00%</text:p>
          </table:table-cell>
          <table:table-cell table:style-name="ce1" table:formula="of:=[.E1]+0.1" office:value-type="percentage" office:value="0.5" calcext:value-type="percentage">
            <text:p>50.00%</text:p>
          </table:table-cell>
          <table:table-cell table:style-name="ce1" table:formula="of:=[.F1]+0.1" office:value-type="percentage" office:value="0.6" calcext:value-type="percentage">
            <text:p>60.00%</text:p>
          </table:table-cell>
          <table:table-cell table:style-name="ce1" table:formula="of:=[.G1]+0.1" office:value-type="percentage" office:value="0.7" calcext:value-type="percentage">
            <text:p>70.00%</text:p>
          </table:table-cell>
          <table:table-cell table:style-name="ce1" table:formula="of:=[.H1]+0.1" office:value-type="percentage" office:value="0.8" calcext:value-type="percentage">
            <text:p>80.00%</text:p>
          </table:table-cell>
          <table:table-cell table:style-name="ce1" table:formula="of:=[.I1]+0.1" office:value-type="percentage" office:value="0.9" calcext:value-type="percentage">
            <text:p>90.00%</text:p>
          </table:table-cell>
          <table:table-cell table:style-name="ce1" table:formula="of:=[.J1]+0.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0.158987" calcext:value-type="float">
            <text:p>0.158987</text:p>
          </table:table-cell>
          <table:table-cell office:value-type="float" office:value="0.252031" calcext:value-type="float">
            <text:p>0.252031</text:p>
          </table:table-cell>
          <table:table-cell office:value-type="float" office:value="0.350725" calcext:value-type="float">
            <text:p>0.350725</text:p>
          </table:table-cell>
          <table:table-cell office:value-type="float" office:value="0.463105" calcext:value-type="float">
            <text:p>0.463105</text:p>
          </table:table-cell>
          <table:table-cell office:value-type="float" office:value="0.566317" calcext:value-type="float">
            <text:p>0.566317</text:p>
          </table:table-cell>
          <table:table-cell office:value-type="float" office:value="0.684293" calcext:value-type="float">
            <text:p>0.684293</text:p>
          </table:table-cell>
          <table:table-cell office:value-type="float" office:value="0.799641" calcext:value-type="float">
            <text:p>0.799641</text:p>
          </table:table-cell>
          <table:table-cell office:value-type="float" office:value="0.901871" calcext:value-type="float">
            <text:p>0.901871</text:p>
          </table:table-cell>
          <table:table-cell office:value-type="float" office:value="1.02393" calcext:value-type="float">
            <text:p>1.02393</text:p>
          </table:table-cell>
        </table:table-row>
        <table:table-row table:style-name="ro1">
          <table:table-cell office:value-type="string" calcext:value-type="string">
            <text:p>Boruvka</text:p>
          </table:table-cell>
          <table:table-cell office:value-type="float" office:value="0.078913" calcext:value-type="float">
            <text:p>0.078913</text:p>
          </table:table-cell>
          <table:table-cell office:value-type="float" office:value="0.131411" calcext:value-type="float">
            <text:p>0.131411</text:p>
          </table:table-cell>
          <table:table-cell office:value-type="float" office:value="0.17927" calcext:value-type="float">
            <text:p>0.17927</text:p>
          </table:table-cell>
          <table:table-cell office:value-type="float" office:value="0.238395" calcext:value-type="float">
            <text:p>0.238395</text:p>
          </table:table-cell>
          <table:table-cell office:value-type="float" office:value="0.283756" calcext:value-type="float">
            <text:p>0.283756</text:p>
          </table:table-cell>
          <table:table-cell office:value-type="float" office:value="0.353998" calcext:value-type="float">
            <text:p>0.353998</text:p>
          </table:table-cell>
          <table:table-cell office:value-type="float" office:value="0.381649" calcext:value-type="float">
            <text:p>0.38164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80841" calcext:value-type="float">
            <text:p>0.480841</text:p>
          </table:table-cell>
          <table:table-cell office:value-type="float" office:value="0.578488" calcext:value-type="float">
            <text:p>0.578488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57297" calcext:value-type="float">
            <text:p>0.157297</text:p>
          </table:table-cell>
          <table:table-cell office:value-type="float" office:value="0.178721" calcext:value-type="float">
            <text:p>0.178721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0.209877" calcext:value-type="float">
            <text:p>0.209877</text:p>
          </table:table-cell>
          <table:table-cell office:value-type="float" office:value="0.220699" calcext:value-type="float">
            <text:p>0.220699</text:p>
          </table:table-cell>
          <table:table-cell office:value-type="float" office:value="0.230695" calcext:value-type="float">
            <text:p>0.230695</text:p>
          </table:table-cell>
          <table:table-cell office:value-type="float" office:value="0.238525" calcext:value-type="float">
            <text:p>0.238525</text:p>
          </table:table-cell>
          <table:table-cell office:value-type="float" office:value="0.248685" calcext:value-type="float">
            <text:p>0.248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2:59:05.846351850</meta:creation-date>
    <dc:date>2015-05-25T00:10:06.949420731</dc:date>
    <meta:editing-duration>PT19M15S</meta:editing-duration>
    <meta:editing-cycles>3</meta:editing-cycles>
    <meta:generator>LibreOffice/4.4.3.2$Linux_X86_64 LibreOffice_project/4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91cm" svg:height="9.005cm" xlink:href=".." xlink:type="simple" chart:class="chart:scatter" chart:row-mapping="2 3 1" chart:style-name="ch1">
        <chart:legend chart:legend-position="end" svg:x="15.53cm" svg:y="3.705cm" style:legend-expansion="high" chart:style-name="ch2"/>
        <chart:plot-area chart:style-name="ch3" table:cell-range-address="Sheet1.B1:Sheet1.K2 Sheet1.A3:Sheet1.K4 Sheet1.A2:Sheet1.A2" chart:data-source-has-labels="column" svg:x="0.361cm" svg:y="0.18cm" svg:width="14.808cm" svg:height="8.645cm">
          <chartooo:coordinate-region svg:x="1.088cm" svg:y="0.38cm" svg:width="13.40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K3" chart:label-cell-address="Sheet1.A3:Sheet1.A3" chart:class="chart:scatter">
            <chart:domain table:cell-range-address="Sheet1.B1:Sheet1.K1"/>
            <chart:data-point chart:repeated="10"/>
          </chart:series>
          <chart:series chart:style-name="ch8" chart:values-cell-range-address="Sheet1.B4:Sheet1.K4" chart:label-cell-address="Sheet1.A4:Sheet1.A4" chart:class="chart:scatter">
            <chart:data-point chart:repeated="10"/>
          </chart:series>
          <chart:series chart:style-name="ch9" chart:values-cell-range-address="Sheet1.B2:Sheet1.K2" chart:label-cell-address="Sheet1.A2:Sheet1.A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B1:Sheet1.K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ruvka</text:p>
                <draw:g>
                  <svg:desc>Sheet1.A3:Sheet1.A3</svg:desc>
                </draw:g>
              </table:table-cell>
              <table:table-cell office:value-type="float" office:value="0.078913">
                <text:p>0.078913</text:p>
                <draw:g>
                  <svg:desc>Sheet1.B3:Sheet1.K3</svg:desc>
                </draw:g>
              </table:table-cell>
              <table:table-cell office:value-type="float" office:value="0.131411">
                <text:p>0.131411</text:p>
              </table:table-cell>
              <table:table-cell office:value-type="float" office:value="0.17927">
                <text:p>0.17927</text:p>
              </table:table-cell>
              <table:table-cell office:value-type="float" office:value="0.238395">
                <text:p>0.238395</text:p>
              </table:table-cell>
              <table:table-cell office:value-type="float" office:value="0.283756">
                <text:p>0.283756</text:p>
              </table:table-cell>
              <table:table-cell office:value-type="float" office:value="0.353998">
                <text:p>0.353998</text:p>
              </table:table-cell>
              <table:table-cell office:value-type="float" office:value="0.381649">
                <text:p>0.381649</text:p>
              </table:table-cell>
              <table:table-cell office:value-type="float" office:value="0.432">
                <text:p>0.432</text:p>
              </table:table-cell>
              <table:table-cell office:value-type="float" office:value="0.480841">
                <text:p>0.480841</text:p>
              </table:table-cell>
              <table:table-cell office:value-type="float" office:value="0.578488">
                <text:p>0.578488</text:p>
              </table:table-cell>
            </table:table-row>
            <table:table-row>
              <table:table-cell office:value-type="string">
                <text:p>Prim</text:p>
                <draw:g>
                  <svg:desc>Sheet1.A4:Sheet1.A4</svg:desc>
                </draw:g>
              </table:table-cell>
              <table:table-cell office:value-type="float" office:value="0.108198">
                <text:p>0.108198</text:p>
                <draw:g>
                  <svg:desc>Sheet1.B4:Sheet1.K4</svg:desc>
                </draw:g>
              </table:table-cell>
              <table:table-cell office:value-type="float" office:value="0.132699">
                <text:p>0.132699</text:p>
              </table:table-cell>
              <table:table-cell office:value-type="float" office:value="0.157297">
                <text:p>0.157297</text:p>
              </table:table-cell>
              <table:table-cell office:value-type="float" office:value="0.178721">
                <text:p>0.178721</text:p>
              </table:table-cell>
              <table:table-cell office:value-type="float" office:value="0.199403">
                <text:p>0.199403</text:p>
              </table:table-cell>
              <table:table-cell office:value-type="float" office:value="0.209877">
                <text:p>0.209877</text:p>
              </table:table-cell>
              <table:table-cell office:value-type="float" office:value="0.220699">
                <text:p>0.220699</text:p>
              </table:table-cell>
              <table:table-cell office:value-type="float" office:value="0.230695">
                <text:p>0.230695</text:p>
              </table:table-cell>
              <table:table-cell office:value-type="float" office:value="0.238525">
                <text:p>0.238525</text:p>
              </table:table-cell>
              <table:table-cell office:value-type="float" office:value="0.248685">
                <text:p>0.248685</text:p>
              </table:table-cell>
            </table:table-row>
            <table:table-row>
              <table:table-cell office:value-type="string">
                <text:p>Kruskal</text:p>
                <draw:g>
                  <svg:desc>Sheet1.A2:Sheet1.A2</svg:desc>
                </draw:g>
              </table:table-cell>
              <table:table-cell office:value-type="float" office:value="0.08614">
                <text:p>0.08614</text:p>
                <draw:g>
                  <svg:desc>Sheet1.B2:Sheet1.K2</svg:desc>
                </draw:g>
              </table:table-cell>
              <table:table-cell office:value-type="float" office:value="0.158987">
                <text:p>0.158987</text:p>
              </table:table-cell>
              <table:table-cell office:value-type="float" office:value="0.252031">
                <text:p>0.252031</text:p>
              </table:table-cell>
              <table:table-cell office:value-type="float" office:value="0.350725">
                <text:p>0.350725</text:p>
              </table:table-cell>
              <table:table-cell office:value-type="float" office:value="0.463105">
                <text:p>0.463105</text:p>
              </table:table-cell>
              <table:table-cell office:value-type="float" office:value="0.566317">
                <text:p>0.566317</text:p>
              </table:table-cell>
              <table:table-cell office:value-type="float" office:value="0.684293">
                <text:p>0.684293</text:p>
              </table:table-cell>
              <table:table-cell office:value-type="float" office:value="0.799641">
                <text:p>0.799641</text:p>
              </table:table-cell>
              <table:table-cell office:value-type="float" office:value="0.901871">
                <text:p>0.901871</text:p>
              </table:table-cell>
              <table:table-cell office:value-type="float" office:value="1.02393">
                <text:p>1.02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